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4f" officeooo:paragraph-rsid="000c5c4f"/>
    </style:style>
    <style:style style:name="P2" style:family="paragraph" style:parent-style-name="Standard">
      <style:text-properties officeooo:rsid="00102b9f" officeooo:paragraph-rsid="00102b9f"/>
    </style:style>
    <style:style style:name="P3" style:family="paragraph" style:parent-style-name="Standard">
      <style:text-properties officeooo:rsid="00102b9f" officeooo:paragraph-rsid="00102b9f"/>
    </style:style>
    <style:style style:name="P4" style:family="paragraph" style:parent-style-name="Standard">
      <style:text-properties officeooo:rsid="00102b9f" officeooo:paragraph-rsid="00113eb5"/>
    </style:style>
    <style:style style:name="P5" style:family="paragraph" style:parent-style-name="Standard">
      <style:text-properties officeooo:rsid="00116c52" officeooo:paragraph-rsid="00116c52"/>
    </style:style>
    <style:style style:name="T1" style:family="text">
      <style:text-properties officeooo:rsid="00113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ndo el sistema cierra un proceso genera un nuevo PID si se ejecuta de nuevo</text:p>
      <text:p text:style-name="P1"/>
      <text:p text:style-name="P2">Un archivo de cabecera, o header, es un archivo de texto con prototipos de funciones, definiciones de tipos de</text:p>
      <text:p text:style-name="P2">datos, macros #define, etc</text:p>
      <text:p text:style-name="P2"/>
      <text:p text:style-name="P2">Un archivo de biblioteca es binario compilado, un archivo «.a» o «.so»,</text:p>
      <text:p text:style-name="P2">que sirve para enlazar con una aplicación final, pero que no necesariamente hemos escrito nosotros.</text:p>
      <text:p text:style-name="P2"/>
      <text:p text:style-name="P4">BSS (Block Started by Symbol, bloque iniciado por el símbolo) </text:p>
      <text:p text:style-name="P4"/>
      <text:p text:style-name="P4"><text:span text:style-name="T1"><text:tab/>E</text:span>s una sección donde se asignan todas las variables no inicializadas.</text:p>
      <text:p text:style-name="P4"/>
      <text:p text:style-name="P4"/>
      <text:p text:style-name="P5">Tipos de segmento</text:p>
      <text:p text:style-name="P5"/>
      <text:p text:style-name="P5">LOAD: El contenido del segmento se carga desde el archivo ejecutable. «Offset» denota el offset o</text:p>
      <text:p text:style-name="P5">desplazamiento del archivo donde el kernel debería comenzar a leer el contenido del archivo.</text:p>
      <text:p text:style-name="P5">«FileSiz» nos dice cuántos bytes se deben leer del archivo</text:p>
      <text:p text:style-name="P5"/>
      <text:p text:style-name="P5">STACK: El segmento es área de pila. Es interesante ver que todos los campos excepto «Flg» y</text:p>
      <text:p text:style-name="P5">«Align» tienen un 0. ¿Es un error? No, es válido. Es tarea del núcleo decidir desde dónde empieza</text:p>
      <text:p text:style-name="P5">el segmento de pila y qué tan grande es. Recuerde que en los procesadores compatibles con Intel, la</text:p>
      <text:p text:style-name="P5">pila crece hacia abajo (la dirección disminuye cada vez que se «empuja» (push) un valor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40:55.292230443</meta:creation-date>
    <dc:date>2024-08-23T16:08:16.557138785</dc:date>
    <meta:editing-duration>PT3H53M25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5" meta:word-count="197" meta:character-count="1156" meta:non-whitespace-character-count="972"/>
  </office:meta>
</office:document-meta>
</file>